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ebitNote-2.1" table:style-name="ta1" table:print-ranges="A1:AF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ebitNote">
            <text:p>DebitNote</text:p>
          </table:table-cell>
          <table:table-cell table:style-name="ce8" office:value-type="string" office:string-value="Debit Note. Details">
            <text:p>Debit Note. Details</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debts incurred by the Debtor.">
            <text:p>A document used to specify debts incurred by the Debto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Debit Note. UBL Version Identifier. Identifier">
            <text:p>Debit Note. UBL Vers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Debit Note. Customization Identifier. Identifier">
            <text:p>Debit Note. Customizat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Debit Note. Profile Identifier. Identifier">
            <text:p>Debit Note. Profile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Debit Note. Profile Execution Identifier. Identifier">
            <text:p>Debit Note. Profile Execut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Debit Note. Identifier">
            <text:p>Debit Note.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Debit Note. Copy_ Indicator. Indicator">
            <text:p>Debit Note. Copy_ Indicator. Indicato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Debit Note. UUID. Identifier">
            <text:p>Debit Note. UUID.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Debit Note. Issue Date. Date">
            <text:p>Debit Note. Issue Date. Dat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Debit Note. Issue Time. Time">
            <text:p>Debit Note. Issue Time. Tim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9" office:value-type="string" office:string-value="Debit Note. Note. Text">
            <text:p>Debit Note. Note. Text</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2]&lt;&gt;&quot;&quot;;CONCATENATE([.F12];&quot; &quot;;[.G12]);[.G12])"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TaxPointDate">
            <text:p>TaxPointDate</text:p>
          </table:table-cell>
          <table:table-cell table:style-name="ce9" office:value-type="string" office:string-value="Debit Note. Tax Point Date. Date">
            <text:p>Debit Note. Tax Point Date. Dat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3]&lt;&gt;&quot;&quot;;CONCATENATE([.F13];&quot; &quot;;[.G13]);[.G13])"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3]&lt;&gt;&quot;&quot;;CONCATENATE([.J13];&quot;_ &quot;;[.I13];&quot;. Type&quot;);CONCATENATE([.I13];&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Debit Note, used to indicate the point at which tax becomes applicable.">
            <text:p>The date of the Deb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9" office:value-type="string" office:string-value="Debit Note. Document_ Currency Code. Code">
            <text:p>Debit Note. Document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4]&lt;&gt;&quot;&quot;;CONCATENATE([.F14];&quot; &quot;;[.G14]);[.G14])"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9" office:value-type="string" office:string-value="Debit Note. Tax_ Currency Code. Code">
            <text:p>Debit Note. Tax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Debit Note.">
            <text:p>A code signifying the currency used for tax amounts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Debit Note. Pricing_ Currency Code. Code">
            <text:p>Debit Note. Pricing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Debit Note.">
            <text:p>A code signifying the currency used for prices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9" office:value-type="string" office:string-value="Debit Note. Payment_ Currency Code. Code">
            <text:p>Debit Note. Payment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Debit Note.">
            <text:p>A code signifying the currency used for payment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9" office:value-type="string" office:string-value="Debit Note. Payment Alternative_ Currency Code. Code">
            <text:p>Debit Note. Payment Alternative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Debit Note.">
            <text:p>A code signifying the alternative currency used for payment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9" office:value-type="string" office:string-value="Debit Note. Accounting Cost Code. Code">
            <text:p>Debit Note. Accounting Cost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19]&lt;&gt;&quot;&quot;;CONCATENATE([.F19];&quot; &quot;;[.G19]);[.G19])"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9]&lt;&gt;&quot;&quot;;CONCATENATE([.J19];&quot;_ &quot;;[.I19];&quot;. Type&quot;);CONCATENATE([.I1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text:p>The Buyer's accounting code, applied to the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9" office:value-type="string" office:string-value="Debit Note. Accounting Cost. Text">
            <text:p>Debit Note. Accounting Cost. Text</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0]&lt;&gt;&quot;&quot;;CONCATENATE([.F20];&quot; &quot;;[.G20]);[.G20])"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expressed as text.">
            <text:p>The Buyer's accounting code, applied to the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9" office:value-type="string" office:string-value="Debit Note. Line Count. Numeric">
            <text:p>Debit Note. Line Count. Numeric</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1]&lt;&gt;&quot;&quot;;CONCATENATE([.F21];&quot; &quot;;[.G21]);[.G21])"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1]&lt;&gt;&quot;&quot;;CONCATENATE([.J21];&quot;_ &quot;;[.I21];&quot;. Type&quot;);CONCATENATE([.I21];&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Debit Note Lines in this document.">
            <text:p>The number of Debit Not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InvoicePeriod">
            <text:p>InvoicePeriod</text:p>
          </table:table-cell>
          <table:table-cell office:value-type="string" table:style-name="ce10" office:string-value="Debit Note. Invoice_ Period. Period">
            <text:p>Debit Note. Invoice_ Period. Period</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rather than a specific invoice) associated with this document.">
            <text:p>A period (rather than a specific invo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iscrepancyResponse">
            <text:p>DiscrepancyResponse</text:p>
          </table:table-cell>
          <table:table-cell office:value-type="string" table:style-name="ce10" office:string-value="Debit Note. Discrepancy_ Response. Response">
            <text:p>Debit Note. Discrepancy_ Response. Respons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3]"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Debit Note as a whole.">
            <text:p>A reason for the Deb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Debit Note. Order Reference">
            <text:p>Debit Note. Order Referenc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der with which this Debit Note is associated.">
            <text:p>A reference to an Order with which this Debit Note is associat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Debit Note. Billing Reference">
            <text:p>Debit Note. Billing Referenc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DespatchDocumentReference">
            <text:p>DespatchDocumentReference</text:p>
          </table:table-cell>
          <table:table-cell office:value-type="string" table:style-name="ce10" office:string-value="Debit Note. Despatch_ Document Reference. Document Reference">
            <text:p>Debit Note. Despatch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ReceiptDocumentReference">
            <text:p>ReceiptDocumentReference</text:p>
          </table:table-cell>
          <table:table-cell office:value-type="string" table:style-name="ce10" office:string-value="Debit Note. Receipt_ Document Reference. Document Reference">
            <text:p>Debit Note. Receip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StatementDocumentReference">
            <text:p>StatementDocumentReference</text:p>
          </table:table-cell>
          <table:table-cell office:value-type="string" table:style-name="ce10" office:string-value="Debit Note. Statement_ Document Reference. Document Reference">
            <text:p>Debit Note. Statemen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ContractDocumentReference">
            <text:p>ContractDocumentReference</text:p>
          </table:table-cell>
          <table:table-cell office:value-type="string" table:style-name="ce10" office:string-value="Debit Note. Contract_ Document Reference. Document Reference">
            <text:p>Debit Note. Contrac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AdditionalDocumentReference">
            <text:p>AdditionalDocumentReference</text:p>
          </table:table-cell>
          <table:table-cell office:value-type="string" table:style-name="ce10" office:string-value="Debit Note. Additional_ Document Reference. Document Reference">
            <text:p>Debit Note. Additional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ignature">
            <text:p>Signature</text:p>
          </table:table-cell>
          <table:table-cell office:value-type="string" table:style-name="ce10" office:string-value="Debit Note. Signature">
            <text:p>Debit Note. Signatur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AccountingSupplierParty">
            <text:p>AccountingSupplierParty</text:p>
          </table:table-cell>
          <table:table-cell office:value-type="string" table:style-name="ce10" office:string-value="Debit Note. Accounting_ Supplier Party. Supplier Party">
            <text:p>Debit Note. Accounting_ Supplier Party. Suppli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2]"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Debit Note. Accounting_ Customer Party. Customer Party">
            <text:p>Debit Note. Accounting_ Customer Party. Custom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PayeeParty">
            <text:p>PayeeParty</text:p>
          </table:table-cell>
          <table:table-cell office:value-type="string" table:style-name="ce10" office:string-value="Debit Note. Payee_ Party. Party">
            <text:p>Debit Note. Payee_ Party.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4]"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BuyerCustomerParty">
            <text:p>BuyerCustomerParty</text:p>
          </table:table-cell>
          <table:table-cell office:value-type="string" table:style-name="ce10" office:string-value="Debit Note. Buyer_ Customer Party. Customer Party">
            <text:p>Debit Note. Buyer_ Customer Party. Custom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5]"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llerSupplierParty">
            <text:p>SellerSupplierParty</text:p>
          </table:table-cell>
          <table:table-cell office:value-type="string" table:style-name="ce10" office:string-value="Debit Note. Seller_ Supplier Party. Supplier Party">
            <text:p>Debit Note. Seller_ Supplier Party. Suppli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TaxRepresentativeParty">
            <text:p>TaxRepresentativeParty</text:p>
          </table:table-cell>
          <table:table-cell office:value-type="string" table:style-name="ce10" office:string-value="Debit Note. Tax Representative_ Party. Party">
            <text:p>Debit Note. Tax Representative_ Party.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repaidPayment">
            <text:p>PrepaidPayment</text:p>
          </table:table-cell>
          <table:table-cell office:value-type="string" table:style-name="ce10" office:string-value="Debit Note. Prepaid_ Payment. Payment">
            <text:p>Debit Note. Prepaid_ Payment. Payment</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38]"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llowanceCharge">
            <text:p>AllowanceCharge</text:p>
          </table:table-cell>
          <table:table-cell office:value-type="string" table:style-name="ce10" office:string-value="Debit Note. Allowance Charge">
            <text:p>Debit Note. Allowance Charg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
            <text:p>Delivery</text:p>
          </table:table-cell>
          <table:table-cell office:value-type="string" table:style-name="ce10" office:string-value="Debit Note. Delivery">
            <text:p>Debit Note. Delivery</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Terms">
            <text:p>DeliveryTerms</text:p>
          </table:table-cell>
          <table:table-cell office:value-type="string" table:style-name="ce10" office:string-value="Debit Note. Delivery Terms">
            <text:p>Debit Note. Delivery Term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Means">
            <text:p>PaymentMeans</text:p>
          </table:table-cell>
          <table:table-cell office:value-type="string" table:style-name="ce10" office:string-value="Debit Note. Payment Means">
            <text:p>Debit Note. Payment Mean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Terms">
            <text:p>PaymentTerms</text:p>
          </table:table-cell>
          <table:table-cell office:value-type="string" table:style-name="ce10" office:string-value="Debit Note. Payment Terms">
            <text:p>Debit Note. Payment Term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TaxExchangeRate">
            <text:p>TaxExchangeRate</text:p>
          </table:table-cell>
          <table:table-cell office:value-type="string" table:style-name="ce10" office:string-value="Debit Note. Tax_ Exchange Rate. Exchange Rate">
            <text:p>Debit Note. Tax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ricingExchangeRate">
            <text:p>PricingExchangeRate</text:p>
          </table:table-cell>
          <table:table-cell office:value-type="string" table:style-name="ce10" office:string-value="Debit Note. Pricing_ Exchange Rate. Exchange Rate">
            <text:p>Debit Note. Pricing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aymentExchangeRate">
            <text:p>PaymentExchangeRate</text:p>
          </table:table-cell>
          <table:table-cell office:value-type="string" table:style-name="ce10" office:string-value="Debit Note. Payment_ Exchange Rate. Exchange Rate">
            <text:p>Debit Note. Payment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AlternativeExchangeRate">
            <text:p>PaymentAlternativeExchangeRate</text:p>
          </table:table-cell>
          <table:table-cell office:value-type="string" table:style-name="ce10" office:string-value="Debit Note. Payment Alternative_ Exchange Rate. Exchange Rate">
            <text:p>Debit Note. Payment Alternative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Total">
            <text:p>TaxTotal</text:p>
          </table:table-cell>
          <table:table-cell office:value-type="string" table:style-name="ce10" office:string-value="Debit Note. Tax Total">
            <text:p>Debit Note. Tax Total</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RequestedMonetaryTotal">
            <text:p>RequestedMonetaryTotal</text:p>
          </table:table-cell>
          <table:table-cell office:value-type="string" table:style-name="ce10" office:string-value="Debit Note. Requested_ Monetary Total. Monetary Total">
            <text:p>Debit Note. Requested_ Monetary Total. Monetary Total</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Requested">
            <text:p>Requested</text:p>
          </table:table-cell>
          <table:table-cell table:style-name="ce10" office:value-type="string" office:string-value=""/>
          <table:table-cell table:style-name="ce10" office:value-type="string" office:string-value=""/>
          <table:table-cell table:formula="of:=[.M49]"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Debit Note, including allowances, charges, and taxes.">
            <text:p>The total amount payable on the Deb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DebitNoteLine">
            <text:p>DebitNoteLine</text:p>
          </table:table-cell>
          <table:table-cell office:value-type="string" table:style-name="ce10" office:string-value="Debit Note. Debit Note Line">
            <text:p>Debit Note. Debit Note Lin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Debit Note Line">
            <text:p>Debit Note Line</text:p>
          </table:table-cell>
          <table:table-cell office:value-type="string" table:style-name="ce10" office:string-value="Debit Note Line">
            <text:p>Deb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bit Note Line">
            <text:p>Deb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bit Note line.">
            <text:p>A Deb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